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8000003BFC487AB667B982F9B.jpg" manifest:media-type="image/jpeg"/>
  <manifest:file-entry manifest:full-path="Pictures/10000000000004D7000003FA23031DF89C3AE315.png" manifest:media-type="image/png"/>
  <manifest:file-entry manifest:full-path="Pictures/1000000000000780000004381457890DA3F3805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x="0cm" svg:y="0.035cm" svg:width="17cm" svg:height="12.502cm" draw:z-index="0"><draw:image xlink:href="Pictures/1000000000000518000003BFC487AB667B982F9B.jpg" xlink:type="simple" xlink:show="embed" xlink:actuate="onLoad" draw:mime-type="image/jpeg"/></draw:frame><draw:frame draw:style-name="fr2" draw:name="Bild2" text:anchor-type="char" svg:x="0cm" svg:y="12.536cm" svg:width="17cm" svg:height="13.966cm" draw:z-index="1"><draw:image xlink:href="Pictures/10000000000004D7000003FA23031DF89C3AE315.png" xlink:type="simple" xlink:show="embed" xlink:actuate="onLoad" draw:mime-type="image/png"/></draw:frame></text:p>
      <text:p text:style-name="Standard"><text:soft-page-break/></text:p>
      <text:p text:style-name="Standard"><draw:frame draw:style-name="fr1" draw:name="Bild3" text:anchor-type="char" svg:width="17cm" svg:height="9.562cm" draw:z-index="2"><draw:image xlink:href="Pictures/1000000000000780000004381457890DA3F3805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8:48:49.016000000</meta:creation-date>
    <dc:date>2021-04-22T18:51:29.695000000</dc:date>
    <meta:editing-duration>PT2M40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1.0.3$Windows_X86_64 LibreOffice_project/f6099ecf3d29644b5008cc8f48f42f4a40986e4c</meta:generator>
  </office:meta>
</office:document-meta>
</file>